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Sales">
            <text:p>Sales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Cost of Goods Sold">
            <text:p>Cost of Goods Sold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  <table:table-cell office:value-type="string" office:value="74%">
            <text:p>74%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  <table:table-cell office:value-type="string" office:value="75%">
            <text:p>75%</text:p>
          </table:table-cell>
        </table:table-row>
        <table:table-row>
          <table:table-cell table:style-name="pd1" office:value-type="string" office:value="EBIT">
            <text:p>EBIT</text:p>
          </table:table-cell>
          <table:table-cell office:value-type="string" office:value="4%">
            <text:p>4%</text:p>
          </table:table-cell>
          <table:table-cell office:value-type="string" office:value="6%">
            <text:p>6%</text:p>
          </table:table-cell>
          <table:table-cell office:value-type="string" office:value="5%">
            <text:p>5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  <table:table-cell office:value-type="string" office:value="5%">
            <text:p>5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6%">
            <text:p>6%</text:p>
          </table:table-cell>
          <table:table-cell office:value-type="string" office:value="6%">
            <text:p>6%</text:p>
          </table:table-cell>
        </table:table-row>
        <table:table-row>
          <table:table-cell table:style-name="pd1" office:value-type="string" office:value="Interest income (loss)">
            <text:p>Interest income (loss)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1%">
            <text:p>1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</table:table-row>
        <table:table-row>
          <table:table-cell table:style-name="pd1" office:value-type="string" office:value="Net Income (loss)">
            <text:p>Net Income (loss)</text:p>
          </table:table-cell>
          <table:table-cell office:value-type="string" office:value="2%">
            <text:p>2%</text:p>
          </table:table-cell>
          <table:table-cell office:value-type="string" office:value="2%">
            <text:p>2%</text:p>
          </table:table-cell>
          <table:table-cell office:value-type="string" office:value="3%">
            <text:p>3%</text:p>
          </table:table-cell>
          <table:table-cell office:value-type="string" office:value="1%">
            <text:p>1%</text:p>
          </table:table-cell>
          <table:table-cell office:value-type="string" office:value="2%">
            <text:p>2%</text:p>
          </table:table-cell>
          <table:table-cell office:value-type="string" office:value="3%">
            <text:p>3%</text:p>
          </table:table-cell>
          <table:table-cell office:value-type="string" office:value="3%">
            <text:p>3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